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SimSun" svg:font-family="SimSun, ËÎÌå"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fo:line-height="100%"/>
      <style:text-properties fo:color="#000000" style:font-name="Times New Roman" fo:font-size="12pt" style:font-size-asian="12pt" style:font-size-complex="12pt" style:font-weight-complex="bold"/>
    </style:style>
    <style:style style:name="P2" style:family="paragraph" style:parent-style-name="Standard">
      <style:paragraph-properties fo:margin-left="0.5in" fo:margin-right="0in" fo:margin-top="0in" fo:margin-bottom="0in" fo:line-height="100%" fo:text-indent="0in" style:auto-text-indent="false"/>
      <style:text-properties fo:color="#000000" style:font-name="Times New Roman" fo:font-size="12pt" style:font-size-asian="12pt" style:font-size-complex="12pt" style:font-weight-complex="bold"/>
    </style:style>
    <style:style style:name="P3" style:family="paragraph" style:parent-style-name="Standard" style:master-page-name="Standard">
      <style:paragraph-properties fo:margin-top="0in" fo:margin-bottom="0.1945in" fo:line-height="100%" style:page-number="auto"/>
      <style:text-properties fo:color="#000000" style:font-name="Times New Roman" fo:font-size="13.5pt" fo:font-weight="bold" style:font-size-asian="13.5pt" style:font-weight-asian="bold" style:font-size-complex="13.5pt" style:font-weight-complex="bold"/>
    </style:style>
    <style:style style:name="P4" style:family="paragraph" style:parent-style-name="List_20_Paragraph" style:list-style-name="WW8Num1">
      <style:paragraph-properties fo:margin-top="0.1945in" fo:margin-bottom="0.1945in" fo:line-height="100%"/>
      <style:text-properties fo:color="#000000" style:font-name="Times New Roman" fo:font-size="13.5pt" style:font-size-asian="13.5pt" style:font-size-complex="13.5pt"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eeting Minutes – Rhinodog studios – Super Eastgate</text:p>
      <text:p text:style-name="P1">When and Where</text:p>
      <text:p text:style-name="P2">Date: <text:tab/>2/15/10</text:p>
      <text:p text:style-name="P2">Time:<text:tab/>9:30pm</text:p>
      <text:p text:style-name="P2">Room: St Thomas A6</text:p>
      <text:p text:style-name="P2"/>
      <text:p text:style-name="P1">Role </text:p>
      <text:p text:style-name="P2">Primary facilitator: Ryan</text:p>
      <text:p text:style-name="P2">Timekeeper:<text:tab/>Tony, Mike</text:p>
      <text:p text:style-name="P2">Minute Take:<text:tab/>Tony</text:p>
      <text:p text:style-name="P2">Attending: <text:tab/>Mike, Tony, Jon, Ryan</text:p>
      <text:list xml:id="list1921655681" text:style-name="WW8Num1">
        <text:list-item>
          <text:p text:style-name="P4">Objective<text:line-break/>Discussion of UML and collsion detection</text:p>
        </text:list-item>
        <text:list-item>
          <text:p text:style-name="P4">Status (include the reference to related documents)<text:line-break/></text:p>
        </text:list-item>
        <text:list-item>
          <text:p text:style-name="P4">Discussion<text:line-break/><text:line-break/>With the collision detection, we are looking at collision objects, and in this we have AI and the “gamedude.” For this we are looking at how every object interacts with one another. For this we are looking at ways that that collision can be implemented, we are looking at some way to implement a “collide” function. Most of this meeting is based on UML design and implementation. See attached scans of the UML from the meeting for a basic first pass. <text:s/>As the code progresses, these may change and be updated if needed.</text:p>
        </text:list-item>
        <text:list-item>
          <text:p text:style-name="P4">Wrap up</text:p>
          <text:p text:style-name="P4">Jon will continue working on the base UML; all others will continue on the work that they were previously working 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SimSun" svg:font-family="SimSun, ËÎÌå"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en" fo:country="US" style:font-name-asian="SimSun"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Paragraph" style:display-name="List Paragraph" style:family="paragraph" style:parent-style-name="Standard">
      <style:paragraph-properties fo:margin-left="0.5in" fo:margin-right="0in" fo:text-indent="0in" style:auto-text-indent="false"/>
    </style:style>
    <style:style style:name="WW8Num1z0" style:family="text">
      <style:text-properties style:font-name-complex="Times New Roman"/>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0"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0"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0"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Meeting Minutes – Rhinodog studios – Super Eastgate</dc:title>
    <meta:initial-creator>Michael LoVerme</meta:initial-creator>
    <meta:creation-date>2010-02-03T01:18:00</meta:creation-date>
    <dc:date>2010-02-22T09:23:04</dc:date>
    <meta:editing-cycles>7</meta:editing-cycles>
    <meta:editing-duration>PT01H30M20S</meta:editing-duration>
    <meta:generator>OpenOffice.org/3.0$Linux OpenOffice.org_project/300m15$Build-9379</meta:generator>
    <dc:creator>Antonio</dc:creator>
    <meta:document-statistic meta:table-count="0" meta:image-count="0" meta:object-count="0" meta:page-count="1" meta:paragraph-count="15" meta:word-count="171" meta:character-count="975"/>
    <meta:user-defined meta:name="Info 1"/>
    <meta:user-defined meta:name="Info 2"/>
    <meta:user-defined meta:name="Info 3"/>
    <meta:user-defined meta:name="Info 4"/>
  </office:meta>
</office:document-meta>
</file>